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ehbuch Produktdefinition</text:h>
      <text:h text:style-name="Heading_20_1" text:outline-level="1">Browsen der Produktdaten</text:h>
      <text:p text:style-name="Standard">1.) Produktdefinitions-Explorer</text:p>
      <text:p text:style-name="Standard"><text:tab/></text:p>
      <text:p text:style-name="Standard">2.) Baustein-Editor</text:p>
      <text:p text:style-name="Standard"><text:tab/>Start mit aktueller HpPolicenart</text:p>
      <text:p text:style-name="Standard"><text:tab/>IpsPreferences</text:p>
      <text:p text:style-name="Standard"><text:tab/>Bereiche des Editors erklären</text:p>
      <text:p text:style-name="Standard"><text:tab/>Zweite Seite erklären</text:p>
      <text:p text:style-name="Standard"><text:tab/>Öffnen des Editors für Vertragsart FAM aus dem 1. Editor heraus</text:p>
      <text:p text:style-name="Standard"><text:tab/>Regeln auf der zweiten Seite zeigen</text:p>
      <text:p text:style-name="Standard"/>
      <text:p text:style-name="Standard">3.) Produktstruktur Explorer</text:p>
      <text:p text:style-name="Standard"><text:tab/>Öffnen der Leistungsvereinbarungen (Personenschaden, Mietsachschaden, Schlüsselverlust)</text:p>
      <text:p text:style-name="Standard"><text:tab/></text:p>
      <text:p text:style-name="Standard">4.) Suchen von Referenzen</text:p>
      <text:p text:style-name="Standard"/>
      <text:p text:style-name="Standard">5.) Tariftabellen</text:p>
      <text:p text:style-name="Standard"/>
      <text:p text:style-name="P1">Übung 1</text:p>
      <text:h text:style-name="Heading_20_1" text:outline-level="1">Ändern von Produktdaten</text:h>
      <text:h text:style-name="Heading_20_2" text:outline-level="2">Ändern bestehender Daten</text:h>
      <text:p text:style-name="Text_20_body">Felder</text:p>
      <text:p text:style-name="Text_20_body">Error Handling</text:p>
      <text:p text:style-name="Text_20_body">Beziehungen per Drag&amp;Drop</text:p>
      <text:h text:style-name="Heading_20_2" text:outline-level="2">Anlegen neuer Anpassungsstufen</text:h>
      <text:p text:style-name="Text_20_body">Bsp: Erhöhung der Versicherungssumme bei Mietsachschaden auf 300.000 Euro zum 1.1.2008</text:p>
      <text:p text:style-name="Text_20_body">Wirksamkeitsdatum einstellen auf 1.1.2008</text:p>
      <text:p text:style-name="Text_20_body">Danach das gleiche für Schlüsselverlust.</text:p>
      <text:p text:style-name="Text_20_body"/>
      <text:h text:style-name="Heading_20_1" text:outline-level="1">Import / Export von Tariftabellen</text:h>
      <text:p text:style-name="P2">Übung 2-4</text:p>
      <text:h text:style-name="Heading_20_1" text:outline-level="1">Anlegen neuer Bausteine</text:h>
      <text:p text:style-name="Text_20_body">Beispiel HpPolicenart 2008-01</text:p>
      <text:h text:style-name="Heading_20_1" text:outline-level="1">DeepCopy Wizard</text:h>
      <text:p text:style-name="Text_20_body">Markieren von HpPolicenart 2003-11</text:p>
      <text:h text:style-name="Heading_20_1" text:outline-level="1">Umstrukturierung</text:h>
      <text:p text:style-name="Text_20_body"><text:tab/>Anlegen neuer Packages &amp; Verschieben von Bausteinen</text:p>
      <text:p text:style-name="Text_20_body"><text:tab/><text:tab/>Beispiel: Vertragsarten nach Personen und Tierhalter</text:p>
      <text:p text:style-name="Text_20_body"><text:tab/>Umbenennen von Bausteinen</text:p>
      <text:h text:style-name="Heading_20_1" text:outline-level="1">Bearbeiten von Tabellen</text:h>
      <text:p text:style-name="Standard"><text:tab/>Bearbeiten von Tabelleninhalten</text:p>
      <text:p text:style-name="Standard"><text:tab/>Import</text:p>
      <text:p text:style-name="Standard"><text:tab/>Export</text:p>
      <text:p text:style-name="Standard"/>
      <text:p text:style-name="Standard"/>
      <text:h text:style-name="Heading_20_1" text:outline-level="1">Testfälle</text:h>
      <text:h text:style-name="Heading_20_2" text:outline-level="2">Komplexe Testfälle</text:h>
      <text:h text:style-name="Heading_20_3" text:outline-level="3">Editieren &amp; Ausführen</text:h>
      <text:p text:style-name="Text_20_body">Zeigen der Excel-Sheets, Motivation Testfalltyp und Testfall</text:p>
      <text:p text:style-name="Text_20_body">Öffnen des Testfalls „Neuzugang Single 1090962402“</text:p>
      <text:p text:style-name="Text_20_body">Zuerst nur zeigen der Eingabewerte, dann auch erwartete Werte</text:p>
      <text:p text:style-name="Text_20_body">Ausführen des Testfalls</text:p>
      <text:p text:style-name="Text_20_body">Ändern des erwarteten Bruttobeitrags der Police, ausführen des Testfalls</text:p>
      <text:p text:style-name="Text_20_body">Ändern eines weiteren erwarteten Wertes, erneutes ausführen des Testfalls</text:p>
      <text:p text:style-name="Text_20_body">Ausführen und Übernahme der Werte</text:p>
      <text:p text:style-name="Text_20_body">Ausführen aller Testfälle, Testrunner</text:p>
      <text:h text:style-name="Heading_20_3" text:outline-level="3">Anlegen neuer Testfälle</text:h>
      <text:p text:style-name="Text_20_body">Copy &amp; Paste<text:line-break/><text:tab/>aus „Neuzugang Single 1090962402“ mache einen Test mit SV</text:p>
      <text:p text:style-name="Text_20_body">Neuanlage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04-11T08:55:22</meta:creation-date>
    <dc:creator>Jan Ortmann</dc:creator>
    <dc:date>2007-04-16T23:16:59</dc:date>
    <dc:language>de-DE</dc:language>
    <meta:editing-cycles>31</meta:editing-cycles>
    <meta:editing-duration>P1DT11H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211" meta:character-count="1676"/>
  </office:meta>
</office:document-meta>
</file>